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0b2" draw:textarea-horizontal-align="justify" draw:textarea-vertical-align="middle" draw:auto-grow-height="false" fo:min-height="1cm" fo:min-width="2.75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e0b2"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e0b2" draw:textarea-horizontal-align="justify" draw:textarea-vertical-align="middle" draw:auto-grow-height="false" fo:min-height="0.626cm" fo:min-width="2.126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e0b2" draw:textarea-horizontal-align="justify" draw:textarea-vertical-align="middle" draw:auto-grow-height="false" fo:min-height="2.5cm" fo:min-width="3.2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e0b2" draw:textarea-horizontal-align="justify" draw:textarea-vertical-align="middle" draw:auto-grow-height="false" fo:min-height="2cm" fo:min-width="3.2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="Стили_20_стрелок_20_1" draw:marker-end-width="0.252cm" draw:textarea-vertical-align="middle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draw:marker-start="Стили_20_стрелок_20_1" draw:marker-start-width="0.252cm" draw:marker-end-width="0.252cm" draw:textarea-horizontal-align="center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marker-end="Стили_20_стрелок_20_1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28cm" fo:min-width="1.678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e0b2"/>
      <style:paragraph-properties fo:text-align="center" style:writing-mode="lr-tb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5" style:family="paragraph">
      <loext:graphic-properties draw:fill-color="#ffe0b2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style:font-name="Liberation Serif1"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Liberation Serif1" fo:font-size="10pt" style:font-size-asian="10pt" style:font-size-complex="10pt"/>
    </style:style>
    <style:style style:name="P8" style:family="paragraph">
      <loext:graphic-properties draw:fill-color="#ffe0b2"/>
      <style:paragraph-properties fo:text-align="center" style:writing-mode="lr-tb"/>
      <style:text-properties style:font-name="Liberation Serif1" fo:font-size="10pt" style:font-size-asian="10pt" style:font-size-complex="10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.25cm" svg:height="1.25cm" svg:x="3.671cm" svg:y="2.058cm">
          <text:p text:style-name="P1">BMP1_EN = 1</text:p>
          <text:p text:style-name="P1">BMP2_EN = 1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25cm" svg:height="1.5cm" svg:x="3.671cm" svg:y="3.808cm">
          <text:p text:style-name="P1">BMP1_EN = 1</text:p>
          <text:p text:style-name="P1">BMP2_EN = 1</text:p>
          <text:p text:style-name="P1">BMP1_CAL = 1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.25cm" svg:height="1.75cm" svg:x="2.671cm" svg:y="6.058cm">
          <text:p text:style-name="P1">BUSY == 1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5" draw:id="id5" draw:layer="layout" svg:width="3.25cm" svg:height="1.5cm" svg:x="3.671cm" svg:y="8.308cm">
          <text:p text:style-name="P1">BMP1_EN = 1</text:p>
          <text:p text:style-name="P1">BMP2_EN = 1</text:p>
          <text:p text:style-name="P1">BMP2_CAL = 1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5.25cm" svg:height="1.75cm" svg:x="2.671cm" svg:y="10.558cm">
          <text:p text:style-name="P1">BUSY == 1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8" draw:id="id8" draw:layer="layout" svg:width="3.75cm" svg:height="2.75cm" svg:x="3.421cm" svg:y="12.808cm">
          <text:p text:style-name="P3"><text:span text:style-name="T1">BMP1_EN = 1</text:span></text:p>
          <text:p text:style-name="P3"><text:span text:style-name="T2">BMP2_EN = 1</text:span></text:p>
          <text:p text:style-name="P4"><text:span text:style-name="T2">BMP1_FILT = 1</text:span></text:p>
          <text:p text:style-name="P4"><text:span text:style-name="T2">BMP2_FILT = 1</text:span></text:p>
          <text:p text:style-name="P4"><text:span text:style-name="T2">ASPD_EN = 1</text:span></text:p>
          <text:p text:style-name="P4"><text:span text:style-name="T1">ASPD_CAL =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5.25cm" svg:height="1.75cm" svg:x="2.671cm" svg:y="16.308cm">
          <text:p text:style-name="P1">BUSY == 1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8" xml:id="id9" draw:id="id9" draw:layer="layout" svg:width="3.75cm" svg:height="2.25cm" svg:x="3.421cm" svg:y="18.558cm">
          <text:p text:style-name="P6"><text:span text:style-name="T3">BMP1_EN = 1</text:span></text:p>
          <text:p text:style-name="P6"><text:span text:style-name="T2">BMP2_EN = 1</text:span></text:p>
          <text:p text:style-name="P7"><text:span text:style-name="T2">BMP1_FILT = 1</text:span></text:p>
          <text:p text:style-name="P7"><text:span text:style-name="T2">BMP2_FILT = 1</text:span></text:p>
          <text:p text:style-name="P7"><text:span text:style-name="T2">ASPD_EN = 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296cm" svg:y1="3.308cm" svg:x2="5.296cm" svg:y2="3.808cm" draw:start-shape="id1" draw:start-glue-point="2" draw:end-shape="id2" draw:end-glue-point="0" svg:d="M5296 3308v500" svg:viewBox="0 0 1 501">
          <text:p/>
        </draw:connector>
        <draw:connector draw:style-name="gr7" draw:text-style-name="P1" xml:id="id4" draw:id="id4" draw:layer="layout" svg:x1="5.296cm" svg:y1="6.058cm" svg:x2="5.296cm" svg:y2="5.308cm" draw:start-shape="id3" draw:start-glue-point="4" draw:end-shape="id2" draw:end-glue-point="2" svg:d="M5296 6058v-750" svg:viewBox="0 0 1 751">
          <text:p/>
        </draw:connector>
        <draw:connector draw:style-name="gr6" draw:text-style-name="P1" draw:layer="layout" svg:x1="7.921cm" svg:y1="6.933cm" svg:x2="5.296cm" svg:y2="5.683cm" draw:start-shape="id3" draw:start-glue-point="7" draw:end-shape="id4" draw:end-glue-point="0" svg:d="M7921 6933h516v-1250h-3141" svg:viewBox="0 0 3142 1251">
          <text:p/>
        </draw:connector>
        <draw:connector draw:style-name="gr6" draw:text-style-name="P1" draw:layer="layout" svg:x1="5.296cm" svg:y1="7.808cm" svg:x2="5.296cm" svg:y2="8.308cm" draw:start-shape="id3" draw:start-glue-point="6" draw:end-shape="id5" draw:end-glue-point="0" svg:d="M5296 7808v500" svg:viewBox="0 0 1 501">
          <text:p/>
        </draw:connector>
        <draw:connector draw:style-name="gr7" draw:text-style-name="P1" draw:layer="layout" svg:x1="5.296cm" svg:y1="10.558cm" svg:x2="5.296cm" svg:y2="9.808cm" draw:start-shape="id6" draw:start-glue-point="4" draw:end-shape="id5" draw:end-glue-point="2" svg:d="M5296 10558v-750" svg:viewBox="0 0 1 751">
          <text:p/>
        </draw:connector>
        <draw:connector draw:style-name="gr6" draw:text-style-name="P1" draw:layer="layout" svg:x1="7.921cm" svg:y1="11.433cm" svg:x2="5.314cm" svg:y2="10.146cm" draw:start-shape="id6" draw:start-glue-point="7" svg:d="M7921 11433h516v-1287h-3123" svg:viewBox="0 0 3124 1288">
          <text:p/>
        </draw:connector>
        <draw:connector draw:style-name="gr7" draw:text-style-name="P1" xml:id="id10" draw:id="id10" draw:layer="layout" svg:x1="5.296cm" svg:y1="16.308cm" svg:x2="5.296cm" svg:y2="15.558cm" draw:start-shape="id7" draw:start-glue-point="4" draw:end-shape="id8" draw:end-glue-point="2" svg:d="M5296 16308v-750" svg:viewBox="0 0 1 751">
          <text:p/>
        </draw:connector>
        <draw:connector draw:style-name="gr6" draw:text-style-name="P1" draw:layer="layout" svg:x1="5.296cm" svg:y1="12.308cm" svg:x2="5.296cm" svg:y2="12.808cm" draw:start-shape="id6" draw:start-glue-point="6" draw:end-shape="id8" draw:end-glue-point="0" svg:d="M5296 12308v500" svg:viewBox="0 0 1 501">
          <text:p/>
        </draw:connector>
        <draw:connector draw:style-name="gr6" draw:text-style-name="P1" draw:layer="layout" svg:x1="5.296cm" svg:y1="18.058cm" svg:x2="5.296cm" svg:y2="18.558cm" draw:start-shape="id7" draw:start-glue-point="6" draw:end-shape="id9" draw:end-glue-point="0" svg:d="M5296 18058v500" svg:viewBox="0 0 1 501">
          <text:p/>
        </draw:connector>
        <draw:connector draw:style-name="gr8" draw:text-style-name="P1" draw:layer="layout" svg:x1="7.921cm" svg:y1="17.183cm" svg:x2="5.296cm" svg:y2="15.933cm" draw:start-shape="id7" draw:start-glue-point="7" draw:end-shape="id10" draw:end-glue-point="0" svg:d="M7921 17183h516v-1250h-3141" svg:viewBox="0 0 3142 1251">
          <text:p/>
        </draw:connector>
        <draw:frame draw:style-name="gr9" draw:text-style-name="P9" draw:layer="layout" svg:width="1.25cm" svg:height="0.645cm" svg:x="8.421cm" svg:y="16.808cm">
          <draw:text-box>
            <text:p>yes</text:p>
          </draw:text-box>
        </draw:frame>
        <draw:frame draw:style-name="gr9" draw:text-style-name="P9" draw:layer="layout" svg:width="1.25cm" svg:height="0.645cm" svg:x="5.671cm" svg:y="17.808cm">
          <draw:text-box>
            <text:p>no</text:p>
          </draw:text-box>
        </draw:frame>
        <draw:frame draw:style-name="gr9" draw:text-style-name="P9" draw:layer="layout" svg:width="1.25cm" svg:height="0.645cm" svg:x="8.421cm" svg:y="11.058cm">
          <draw:text-box>
            <text:p>yes</text:p>
          </draw:text-box>
        </draw:frame>
        <draw:frame draw:style-name="gr9" draw:text-style-name="P9" draw:layer="layout" svg:width="1.25cm" svg:height="0.645cm" svg:x="5.671cm" svg:y="12.058cm">
          <draw:text-box>
            <text:p>no</text:p>
          </draw:text-box>
        </draw:frame>
        <draw:frame draw:style-name="gr9" draw:text-style-name="P9" draw:layer="layout" svg:width="1.25cm" svg:height="0.645cm" svg:x="8.421cm" svg:y="6.558cm">
          <draw:text-box>
            <text:p>yes</text:p>
          </draw:text-box>
        </draw:frame>
        <draw:frame draw:style-name="gr9" draw:text-style-name="P9" draw:layer="layout" svg:width="1.25cm" svg:height="0.645cm" svg:x="5.671cm" svg:y="7.558cm">
          <draw:text-box>
            <text:p>no</text:p>
          </draw:text-box>
        </draw:frame>
        <draw:custom-shape draw:style-name="gr10" draw:text-style-name="P10" xml:id="id12" draw:id="id12" draw:layer="layout" svg:width="2.25cm" svg:height="0.75cm" svg:x="4.171cm" svg:y="0.808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11" draw:id="id11" draw:layer="layout" svg:width="2.25cm" svg:height="0.75cm" svg:x="4.171cm" svg:y="21.308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5.296cm" svg:y1="20.808cm" svg:x2="5.296cm" svg:y2="21.308cm" draw:start-shape="id9" draw:start-glue-point="2" draw:end-shape="id11" draw:end-glue-point="0" svg:d="M5296 20808v500" svg:viewBox="0 0 1 501">
          <text:p/>
        </draw:connector>
        <draw:connector draw:style-name="gr8" draw:text-style-name="P1" draw:layer="layout" svg:x1="5.296cm" svg:y1="1.558cm" svg:x2="5.296cm" svg:y2="2.058cm" draw:start-shape="id12" draw:start-glue-point="2" draw:end-shape="id1" draw:end-glue-point="0" svg:d="M5296 1558v500" svg:viewBox="0 0 1 5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13" svg:d="M0 13l10-13 10 13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3cm" svg:stroke-color="#000000" draw:marker-start-width="0.25cm" draw:marker-start-center="false" draw:marker-end-width="0.25cm" draw:marker-end-center="false" draw:fill="solid" draw:fill-color="#ffe0b2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style-name="Обычный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cm" fo:page-height="2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2:25:12.078608432</meta:creation-date>
    <dc:date>2025-01-24T13:43:02.290879690</dc:date>
    <meta:editing-duration>PT1H47M41S</meta:editing-duration>
    <meta:editing-cycles>6</meta:editing-cycles>
    <meta:generator>LibreOffice/24.8.3.2$Linux_X86_64 LibreOffice_project/e14c9fdd1f585efcbb2c5363087a99d20928d522</meta:generator>
    <meta:document-statistic meta:object-count="28"/>
  </office:meta>
</office:document-meta>
</file>